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6872a"/>
    </style:style>
    <style:style style:name="P2" style:family="paragraph" style:parent-style-name="Standard">
      <style:text-properties fo:font-variant="normal" fo:text-transform="none" fo:color="#0d0d0d" loext:opacity="100%" style:font-name="ui-monospace" fo:font-size="10.5pt" fo:letter-spacing="normal" fo:font-style="normal" fo:font-weight="bold" officeooo:paragraph-rsid="0006872a"/>
    </style:style>
    <style:style style:name="T1" style:family="text">
      <style:text-properties officeooo:rsid="0006872a"/>
    </style:style>
    <style:style style:name="T2" style:family="text">
      <style:text-properties officeooo:rsid="0006f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T Token : </text:span></text:p>
      <text:p text:style-name="P1">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</text:p>
      <text:p text:style-name="P1"/>
      <text:p text:style-name="P1"/>
      <text:p text:style-name="P2"><text:span text:style-name="T2">g</text:span>it pull https://github.com/VNageswararao/wordpress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1:46:45.914303420</meta:creation-date>
    <dc:date>2024-05-24T21:55:19.624045421</dc:date>
    <meta:editing-duration>PT8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7" meta:character-count="107" meta:non-whitespace-character-count="102"/>
  </office:meta>
</office:document-meta>
</file>